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ID EventBattle</text:p>
          </table:table-cell>
          <table:table-cell office:value-type="string">
            <text:p>Division ID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D1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D2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D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7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</meta:editing-duration>
    <meta:editing-cycles>3</meta:editing-cycles>
    <meta:generator>OpenOffice/4.0.1$Win32 OpenOffice.org_project/401m5$Build-9714</meta:generator>
    <dc:date>2017-04-20T17:14:19.11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